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lectricCarData_5f_Clea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lectricCarData_Cl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AccelSec</text:p>
          </table:table-cell>
          <table:table-cell table:style-name="ce1" office:value-type="string" calcext:value-type="string">
            <text:p>TopSpeed_KmH</text:p>
          </table:table-cell>
          <table:table-cell table:style-name="ce1" office:value-type="string" calcext:value-type="string">
            <text:p>Range_Km</text:p>
          </table:table-cell>
          <table:table-cell table:style-name="ce1" office:value-type="string" calcext:value-type="string">
            <text:p>Efficiency_WhKm</text:p>
          </table:table-cell>
          <table:table-cell table:style-name="ce1" office:value-type="string" calcext:value-type="string">
            <text:p>FastCharge_KmH</text:p>
          </table:table-cell>
          <table:table-cell table:style-name="ce1" office:value-type="string" calcext:value-type="string">
            <text:p>RapidCharge</text:p>
          </table:table-cell>
          <table:table-cell table:style-name="ce1" office:value-type="string" calcext:value-type="string">
            <text:p>PowerTrain</text:p>
          </table:table-cell>
          <table:table-cell table:style-name="ce1" office:value-type="string" calcext:value-type="string">
            <text:p>PlugType</text:p>
          </table:table-cell>
          <table:table-cell table:style-name="ce1" office:value-type="string" calcext:value-type="string">
            <text:p>BodyStyle</text:p>
          </table:table-cell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Seats</text:p>
          </table:table-cell>
          <table:table-cell table:style-name="ce1" office:value-type="string" calcext:value-type="string">
            <text:p>PriceEuro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esla</text:p>
          </table:table-cell>
          <table:table-cell table:style-name="ce1" office:value-type="string" calcext:value-type="string">
            <text:p>Model 3 Long Range Dual Motor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940" calcext:value-type="float">
            <text:p>94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edan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480" calcext:value-type="float">
            <text:p>5548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Volkswagen</text:p>
          </table:table-cell>
          <table:table-cell table:style-name="ce1" office:value-type="string" calcext:value-type="string">
            <text:p>ID.3 Pur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000" calcext:value-type="float">
            <text:p>30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olesta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Liftback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6440" calcext:value-type="float">
            <text:p>5644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MW</text:p>
          </table:table-cell>
          <table:table-cell table:style-name="ce1" office:value-type="string" calcext:value-type="string">
            <text:p>iX3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8040" calcext:value-type="float">
            <text:p>6804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onda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997" calcext:value-type="float">
            <text:p>3299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ucid</text:p>
          </table:table-cell>
          <table:table-cell table:style-name="ce1" office:value-type="string" calcext:value-type="string">
            <text:p>Air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edan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5000" calcext:value-type="float">
            <text:p>105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Volkswagen</text:p>
          </table:table-cell>
          <table:table-cell table:style-name="ce1" office:value-type="string" calcext:value-type="string">
            <text:p>e-Golf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900" calcext:value-type="float">
            <text:p>319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eugeot</text:p>
          </table:table-cell>
          <table:table-cell table:style-name="ce1" office:value-type="string" calcext:value-type="string">
            <text:p>e-208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682" calcext:value-type="float">
            <text:p>2968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esla</text:p>
          </table:table-cell>
          <table:table-cell table:style-name="ce1" office:value-type="string" calcext:value-type="string">
            <text:p>Model 3 Standard Range Plus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edan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6380" calcext:value-type="float">
            <text:p>4638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udi</text:p>
          </table:table-cell>
          <table:table-cell table:style-name="ce1" office:value-type="string" calcext:value-type="string">
            <text:p>Q4 e-tron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000" calcext:value-type="float">
            <text:p>55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ercedes</text:p>
          </table:table-cell>
          <table:table-cell table:style-name="ce1" office:value-type="string" calcext:value-type="string">
            <text:p>EQC 400 4MATIC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9484" calcext:value-type="float">
            <text:p>6948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Nissan</text:p>
          </table:table-cell>
          <table:table-cell table:style-name="ce1" office:value-type="string" calcext:value-type="string">
            <text:p>Leaf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HAdeMO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234" calcext:value-type="float">
            <text:p>2923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yundai</text:p>
          </table:table-cell>
          <table:table-cell table:style-name="ce1" office:value-type="string" calcext:value-type="string">
            <text:p>Kona Electric 64 kWh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795" calcext:value-type="float">
            <text:p>4079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MW</text:p>
          </table:table-cell>
          <table:table-cell table:style-name="ce1" office:value-type="string" calcext:value-type="string">
            <text:p>i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edan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000" calcext:value-type="float">
            <text:p>65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yundai</text:p>
          </table:table-cell>
          <table:table-cell table:style-name="ce1" office:value-type="string" calcext:value-type="string">
            <text:p>IONIQ Electric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Liftback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4459" calcext:value-type="float">
            <text:p>3445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Volkswagen</text:p>
          </table:table-cell>
          <table:table-cell table:style-name="ce1" office:value-type="string" calcext:value-type="string">
            <text:p>ID.3 Pro S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936" calcext:value-type="float">
            <text:p>4093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orsche</text:p>
          </table:table-cell>
          <table:table-cell table:style-name="ce1" office:value-type="string" calcext:value-type="string">
            <text:p>Taycan Turbo S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edan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0781" calcext:value-type="float">
            <text:p>18078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Volkswagen</text:p>
          </table:table-cell>
          <table:table-cell table:style-name="ce1" office:value-type="string" calcext:value-type="string">
            <text:p>e-Up!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421" calcext:value-type="float">
            <text:p>2142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ZS EV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000" calcext:value-type="float">
            <text:p>30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ni</text:p>
          </table:table-cell>
          <table:table-cell table:style-name="ce1" office:value-type="string" calcext:value-type="string">
            <text:p>Cooper SE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681" calcext:value-type="float">
            <text:p>3168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pel</text:p>
          </table:table-cell>
          <table:table-cell table:style-name="ce1" office:value-type="string" calcext:value-type="string">
            <text:p>Corsa-e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146" calcext:value-type="float">
            <text:p>2914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esla</text:p>
          </table:table-cell>
          <table:table-cell table:style-name="ce1" office:value-type="string" calcext:value-type="string">
            <text:p>Model Y Long Range Dual Motor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930" calcext:value-type="float">
            <text:p>93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8620" calcext:value-type="float">
            <text:p>5862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oda</text:p>
          </table:table-cell>
          <table:table-cell table:style-name="ce1" office:value-type="string" calcext:value-type="string">
            <text:p>Enyaq iV 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000" calcext:value-type="float">
            <text:p>35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udi</text:p>
          </table:table-cell>
          <table:table-cell table:style-name="ce1" office:value-type="string" calcext:value-type="string">
            <text:p>e-tron GT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edan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5000" calcext:value-type="float">
            <text:p>125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esla</text:p>
          </table:table-cell>
          <table:table-cell table:style-name="ce1" office:value-type="string" calcext:value-type="string">
            <text:p>Model 3 Long Range Performance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edan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1480" calcext:value-type="float">
            <text:p>6148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Volkswagen</text:p>
          </table:table-cell>
          <table:table-cell table:style-name="ce1" office:value-type="string" calcext:value-type="string">
            <text:p>ID.4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000" calcext:value-type="float">
            <text:p>45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Volkswagen</text:p>
          </table:table-cell>
          <table:table-cell table:style-name="ce1" office:value-type="string" calcext:value-type="string">
            <text:p>ID.3 Pro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000" calcext:value-type="float">
            <text:p>33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Volvo</text:p>
          </table:table-cell>
          <table:table-cell table:style-name="ce1" office:value-type="string" calcext:value-type="string">
            <text:p>XC40 P8 AWD Recharge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437" calcext:value-type="float">
            <text:p>6043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MW</text:p>
          </table:table-cell>
          <table:table-cell table:style-name="ce1" office:value-type="string" calcext:value-type="string">
            <text:p>i3 120 Ah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017" calcext:value-type="float">
            <text:p>3801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eugeot</text:p>
          </table:table-cell>
          <table:table-cell table:style-name="ce1" office:value-type="string" calcext:value-type="string">
            <text:p>e-2008 SUV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4361" calcext:value-type="float">
            <text:p>3436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udi</text:p>
          </table:table-cell>
          <table:table-cell table:style-name="ce1" office:value-type="string" calcext:value-type="string">
            <text:p>e-tron 50 quattro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7358" calcext:value-type="float">
            <text:p>6735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Kia</text:p>
          </table:table-cell>
          <table:table-cell table:style-name="ce1" office:value-type="string" calcext:value-type="string">
            <text:p>e-Niro 64 kWh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8105" calcext:value-type="float">
            <text:p>3810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Renault</text:p>
          </table:table-cell>
          <table:table-cell table:style-name="ce1" office:value-type="string" calcext:value-type="string">
            <text:p>Zoe ZE50 R110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184" calcext:value-type="float">
            <text:p>3118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esla</text:p>
          </table:table-cell>
          <table:table-cell table:style-name="ce1" office:value-type="string" calcext:value-type="string">
            <text:p>Cybertruck Tri Moto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Pickup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5000" calcext:value-type="float">
            <text:p>75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zda</text:p>
          </table:table-cell>
          <table:table-cell table:style-name="ce1" office:value-type="string" calcext:value-type="string">
            <text:p>MX-3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646" calcext:value-type="float">
            <text:p>3264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Nissan</text:p>
          </table:table-cell>
          <table:table-cell table:style-name="ce1" office:value-type="string" calcext:value-type="string">
            <text:p>Leaf e+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HAdeMO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7237" calcext:value-type="float">
            <text:p>3723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exus</text:p>
          </table:table-cell>
          <table:table-cell table:style-name="ce1" office:value-type="string" calcext:value-type="string">
            <text:p>UX 300e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HAdeMO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UPRA</text:p>
          </table:table-cell>
          <table:table-cell table:style-name="ce1" office:value-type="string" calcext:value-type="string">
            <text:p>el-Born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000" calcext:value-type="float">
            <text:p>45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Renault</text:p>
          </table:table-cell>
          <table:table-cell table:style-name="ce1" office:value-type="string" calcext:value-type="string">
            <text:p>Zoe ZE50 R13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133" calcext:value-type="float">
            <text:p>3313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ercedes</text:p>
          </table:table-cell>
          <table:table-cell table:style-name="ce1" office:value-type="string" calcext:value-type="string">
            <text:p>EQ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000" calcext:value-type="float">
            <text:p>45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esla</text:p>
          </table:table-cell>
          <table:table-cell table:style-name="ce1" office:value-type="string" calcext:value-type="string">
            <text:p>Model S Long Range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Liftback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9990" calcext:value-type="float">
            <text:p>7999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yundai</text:p>
          </table:table-cell>
          <table:table-cell table:style-name="ce1" office:value-type="string" calcext:value-type="string">
            <text:p>Kona Electric 39 kWh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971" calcext:value-type="float">
            <text:p>3397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udi</text:p>
          </table:table-cell>
          <table:table-cell table:style-name="ce1" office:value-type="string" calcext:value-type="string">
            <text:p>e-tron Sportback 55 quattro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1639" calcext:value-type="float">
            <text:p>8163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oda</text:p>
          </table:table-cell>
          <table:table-cell table:style-name="ce1" office:value-type="string" calcext:value-type="string">
            <text:p>CITIGOe iV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534" calcext:value-type="float">
            <text:p>2453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Mii Electric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29" calcext:value-type="float">
            <text:p>2012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Kia</text:p>
          </table:table-cell>
          <table:table-cell table:style-name="ce1" office:value-type="string" calcext:value-type="string">
            <text:p>e-Soul 64 kWh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837" calcext:value-type="float">
            <text:p>3683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pel</text:p>
          </table:table-cell>
          <table:table-cell table:style-name="ce1" office:value-type="string" calcext:value-type="string">
            <text:p>Ampera-e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MPV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906" calcext:value-type="float">
            <text:p>4190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orsche</text:p>
          </table:table-cell>
          <table:table-cell table:style-name="ce1" office:value-type="string" calcext:value-type="string">
            <text:p>Taycan 4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edan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2945" calcext:value-type="float">
            <text:p>10294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ightyear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Liftback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9000" calcext:value-type="float">
            <text:p>149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ways</text:p>
          </table:table-cell>
          <table:table-cell table:style-name="ce1" office:value-type="string" calcext:value-type="string">
            <text:p>U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057" calcext:value-type="float">
            <text:p>3605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udi</text:p>
          </table:table-cell>
          <table:table-cell table:style-name="ce1" office:value-type="string" calcext:value-type="string">
            <text:p>e-tron 55 quattro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9445" calcext:value-type="float">
            <text:p>7944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esla</text:p>
          </table:table-cell>
          <table:table-cell table:style-name="ce1" office:value-type="string" calcext:value-type="string">
            <text:p>Roadster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Cabrio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5000" calcext:value-type="float">
            <text:p>215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pel</text:p>
          </table:table-cell>
          <table:table-cell table:style-name="ce1" office:value-type="string" calcext:value-type="string">
            <text:p>Mokka-e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000" calcext:value-type="float">
            <text:p>35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oda</text:p>
          </table:table-cell>
          <table:table-cell table:style-name="ce1" office:value-type="string" calcext:value-type="string">
            <text:p>Enyaq iV 80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000" calcext:value-type="float">
            <text:p>40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esla</text:p>
          </table:table-cell>
          <table:table-cell table:style-name="ce1" office:value-type="string" calcext:value-type="string">
            <text:p>Model X Long Range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5990" calcext:value-type="float">
            <text:p>8599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onda</text:p>
          </table:table-cell>
          <table:table-cell table:style-name="ce1" office:value-type="string" calcext:value-type="string">
            <text:p>e Advance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921" calcext:value-type="float">
            <text:p>3592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3 Crossback E-Tense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7422" calcext:value-type="float">
            <text:p>3742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Renault</text:p>
          </table:table-cell>
          <table:table-cell table:style-name="ce1" office:value-type="string" calcext:value-type="string">
            <text:p>Twingo ZE</text:p>
          </table:table-cell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790" calcext:value-type="float">
            <text:p>2479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itroen</text:p>
          </table:table-cell>
          <table:table-cell table:style-name="ce1" office:value-type="string" calcext:value-type="string">
            <text:p>e-C4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000" calcext:value-type="float">
            <text:p>40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esla</text:p>
          </table:table-cell>
          <table:table-cell table:style-name="ce1" office:value-type="string" calcext:value-type="string">
            <text:p>Model S Performance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Liftback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6990" calcext:value-type="float">
            <text:p>9699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Renault</text:p>
          </table:table-cell>
          <table:table-cell table:style-name="ce1" office:value-type="string" calcext:value-type="string">
            <text:p>Zoe ZE40 R110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234" calcext:value-type="float">
            <text:p>2923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esla</text:p>
          </table:table-cell>
          <table:table-cell table:style-name="ce1" office:value-type="string" calcext:value-type="string">
            <text:p>Model Y Long Range Performance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5620" calcext:value-type="float">
            <text:p>6562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Nissan</text:p>
          </table:table-cell>
          <table:table-cell table:style-name="ce1" office:value-type="string" calcext:value-type="string">
            <text:p>Ariya 87kWh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aguar</text:p>
          </table:table-cell>
          <table:table-cell table:style-name="ce1" office:value-type="string" calcext:value-type="string">
            <text:p>I-Pace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351" calcext:value-type="float">
            <text:p>7535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ord</text:p>
          </table:table-cell>
          <table:table-cell table:style-name="ce1" office:value-type="string" calcext:value-type="string">
            <text:p>Mustang Mach-E ER RWD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4475" calcext:value-type="float">
            <text:p>5447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orsche</text:p>
          </table:table-cell>
          <table:table-cell table:style-name="ce1" office:value-type="string" calcext:value-type="string">
            <text:p>Taycan 4S Plu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edan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9302" calcext:value-type="float">
            <text:p>10930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Nissan</text:p>
          </table:table-cell>
          <table:table-cell table:style-name="ce1" office:value-type="string" calcext:value-type="string">
            <text:p>e-NV200 Evalia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1 CHAdeMO</text:p>
          </table:table-cell>
          <table:table-cell table:style-name="ce1" office:value-type="string" calcext:value-type="string">
            <text:p>SPV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3246" calcext:value-type="float">
            <text:p>3324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esla</text:p>
          </table:table-cell>
          <table:table-cell table:style-name="ce1" office:value-type="string" calcext:value-type="string">
            <text:p>Cybertruck Dual Moto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Pickup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5000" calcext:value-type="float">
            <text:p>55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Renault</text:p>
          </table:table-cell>
          <table:table-cell table:style-name="ce1" office:value-type="string" calcext:value-type="string">
            <text:p>Kangoo Maxi ZE 33</text:p>
          </table:table-cell>
          <table:table-cell table:style-name="ce1" office:value-type="float" office:value="22.4" calcext:value-type="float">
            <text:p>22.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SPV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8000" calcext:value-type="float">
            <text:p>38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ord</text:p>
          </table:table-cell>
          <table:table-cell table:style-name="ce1" office:value-type="string" calcext:value-type="string">
            <text:p>Mustang Mach-E ER AWD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2900" calcext:value-type="float">
            <text:p>629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MW</text:p>
          </table:table-cell>
          <table:table-cell table:style-name="ce1" office:value-type="string" calcext:value-type="string">
            <text:p>i3s 120 Ah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526" calcext:value-type="float">
            <text:p>4152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oda</text:p>
          </table:table-cell>
          <table:table-cell table:style-name="ce1" office:value-type="string" calcext:value-type="string">
            <text:p>Enyaq iV 80X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000" calcext:value-type="float">
            <text:p>45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orsche</text:p>
          </table:table-cell>
          <table:table-cell table:style-name="ce1" office:value-type="string" calcext:value-type="string">
            <text:p>Taycan Cross Turismo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0000" calcext:value-type="float">
            <text:p>150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yton</text:p>
          </table:table-cell>
          <table:table-cell table:style-name="ce1" office:value-type="string" calcext:value-type="string">
            <text:p>M-Byte 95 kWh 4WD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4000" calcext:value-type="float">
            <text:p>64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ono</text:p>
          </table:table-cell>
          <table:table-cell table:style-name="ce1" office:value-type="string" calcext:value-type="string">
            <text:p>Sio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500" calcext:value-type="float">
            <text:p>255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Kia</text:p>
          </table:table-cell>
          <table:table-cell table:style-name="ce1" office:value-type="string" calcext:value-type="string">
            <text:p>e-Niro 39 kWh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4400" calcext:value-type="float">
            <text:p>344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udi</text:p>
          </table:table-cell>
          <table:table-cell table:style-name="ce1" office:value-type="string" calcext:value-type="string">
            <text:p>Q4 Sportback e-tron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500" calcext:value-type="float">
            <text:p>575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mart</text:p>
          </table:table-cell>
          <table:table-cell table:style-name="ce1" office:value-type="string" calcext:value-type="string">
            <text:p>EQ forfour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030" calcext:value-type="float">
            <text:p>2203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ord</text:p>
          </table:table-cell>
          <table:table-cell table:style-name="ce1" office:value-type="string" calcext:value-type="string">
            <text:p>Mustang Mach-E SR AWD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4000" calcext:value-type="float">
            <text:p>54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orsche</text:p>
          </table:table-cell>
          <table:table-cell table:style-name="ce1" office:value-type="string" calcext:value-type="string">
            <text:p>Taycan Turbo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edan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8301" calcext:value-type="float">
            <text:p>14830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Volkswagen</text:p>
          </table:table-cell>
          <table:table-cell table:style-name="ce1" office:value-type="string" calcext:value-type="string">
            <text:p>ID.3 1st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8987" calcext:value-type="float">
            <text:p>3898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esla</text:p>
          </table:table-cell>
          <table:table-cell table:style-name="ce1" office:value-type="string" calcext:value-type="string">
            <text:p>Model X Performance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2990" calcext:value-type="float">
            <text:p>10299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mart</text:p>
          </table:table-cell>
          <table:table-cell table:style-name="ce1" office:value-type="string" calcext:value-type="string">
            <text:p>EQ fortwo coupe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387" calcext:value-type="float">
            <text:p>2138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ord</text:p>
          </table:table-cell>
          <table:table-cell table:style-name="ce1" office:value-type="string" calcext:value-type="string">
            <text:p>Mustang Mach-E SR RWD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6900" calcext:value-type="float">
            <text:p>469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ercedes</text:p>
          </table:table-cell>
          <table:table-cell table:style-name="ce1" office:value-type="string" calcext:value-type="string">
            <text:p>EQV 300 Long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PV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0631" calcext:value-type="float">
            <text:p>7063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at</text:p>
          </table:table-cell>
          <table:table-cell table:style-name="ce1" office:value-type="string" calcext:value-type="string">
            <text:p>500e Hatchbac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900" calcext:value-type="float">
            <text:p>349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esla</text:p>
          </table:table-cell>
          <table:table-cell table:style-name="ce1" office:value-type="string" calcext:value-type="string">
            <text:p>Cybertruck Single Moto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Pickup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5000" calcext:value-type="float">
            <text:p>45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udi</text:p>
          </table:table-cell>
          <table:table-cell table:style-name="ce1" office:value-type="string" calcext:value-type="string">
            <text:p>e-tron Sportback 50 quattro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9551" calcext:value-type="float">
            <text:p>6955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oda</text:p>
          </table:table-cell>
          <table:table-cell table:style-name="ce1" office:value-type="string" calcext:value-type="string">
            <text:p>Enyaq iV vRS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7500" calcext:value-type="float">
            <text:p>475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oda</text:p>
          </table:table-cell>
          <table:table-cell table:style-name="ce1" office:value-type="string" calcext:value-type="string">
            <text:p>Enyaq iV 6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7500" calcext:value-type="float">
            <text:p>375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udi</text:p>
          </table:table-cell>
          <table:table-cell table:style-name="ce1" office:value-type="string" calcext:value-type="string">
            <text:p>e-tron S 55 quattro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3800" calcext:value-type="float">
            <text:p>938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mart</text:p>
          </table:table-cell>
          <table:table-cell table:style-name="ce1" office:value-type="string" calcext:value-type="string">
            <text:p>EQ fortwo cabrio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Cabri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565" calcext:value-type="float">
            <text:p>2456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Kia</text:p>
          </table:table-cell>
          <table:table-cell table:style-name="ce1" office:value-type="string" calcext:value-type="string">
            <text:p>e-Soul 64 kWh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837" calcext:value-type="float">
            <text:p>3683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Nissan</text:p>
          </table:table-cell>
          <table:table-cell table:style-name="ce1" office:value-type="string" calcext:value-type="string">
            <text:p>Ariya e-4ORCE 87kWh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500" calcext:value-type="float">
            <text:p>575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iat</text:p>
          </table:table-cell>
          <table:table-cell table:style-name="ce1" office:value-type="string" calcext:value-type="string">
            <text:p>500e Convertib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Cabrio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900" calcext:value-type="float">
            <text:p>379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Volkswagen</text:p>
          </table:table-cell>
          <table:table-cell table:style-name="ce1" office:value-type="string" calcext:value-type="string">
            <text:p>ID.3 Pro Performance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575" calcext:value-type="float">
            <text:p>3557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Kia</text:p>
          </table:table-cell>
          <table:table-cell table:style-name="ce1" office:value-type="string" calcext:value-type="string">
            <text:p>e-Soul 39 kWh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133" calcext:value-type="float">
            <text:p>3313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yton</text:p>
          </table:table-cell>
          <table:table-cell table:style-name="ce1" office:value-type="string" calcext:value-type="string">
            <text:p>M-Byte 72 kWh 2WD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3500" calcext:value-type="float">
            <text:p>535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Nissan</text:p>
          </table:table-cell>
          <table:table-cell table:style-name="ce1" office:value-type="string" calcext:value-type="string">
            <text:p>Ariya 63kWh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000" calcext:value-type="float">
            <text:p>45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udi</text:p>
          </table:table-cell>
          <table:table-cell table:style-name="ce1" office:value-type="string" calcext:value-type="string">
            <text:p>e-tron S Sportback 55 quattro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6050" calcext:value-type="float">
            <text:p>9605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Nissan</text:p>
          </table:table-cell>
          <table:table-cell table:style-name="ce1" office:value-type="string" calcext:value-type="string">
            <text:p>Ariya e-4ORCE 63kWh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Nissan</text:p>
          </table:table-cell>
          <table:table-cell table:style-name="ce1" office:value-type="string" calcext:value-type="string">
            <text:p>Ariya e-4ORCE 87kWh Performance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Hatchback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000" calcext:value-type="float">
            <text:p>65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yton</text:p>
          </table:table-cell>
          <table:table-cell table:style-name="ce1" office:value-type="string" calcext:value-type="string">
            <text:p>M-Byte 95 kWh 2WD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WD</text:p>
          </table:table-cell>
          <table:table-cell table:style-name="ce1" office:value-type="string" calcext:value-type="string">
            <text:p>Type 2 CCS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2000" calcext:value-type="float">
            <text:p>62000</text:p>
          </table:table-cell>
          <table:table-cell table:number-columns-repeated="1010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lectricCarData_5f_Clean" style:display-name="PageStyle_ElectricCarData_Cle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56" meta:object-count="0"/>
    <meta:generator>LibreOfficeDev/6.0.5.2$Linux_X86_64 LibreOffice_project/</meta:generator>
  </office:meta>
</office:document-meta>
</file>